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text/xml" manifest:full-path="meta.xml"/>
  <manifest:file-entry manifest:media-type="text/xml" manifest:full-path="content.xml"/>
  <manifest:file-entry manifest:media-type="text/xml" manifest:full-path="styles.xml"/>
  <manifest:file-entry manifest:media-type="application/rdf+xml" manifest:full-path="manifest.rdf"/>
  <manifest:file-entry manifest:media-type="text/xml" manifest:full-path="settings.xml"/>
  <manifest:file-entry manifest:media-type="" manifest:full-path="Pictures/20000002000002000000002C3F4550D9.eps"/>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InvotraTable02" style:family="table">
      <style:table-properties style:width="17cm" table:align="margins"/>
    </style:style>
    <style:style style:name="InvotraTable02.A" style:family="table-column">
      <style:table-column-properties style:column-width="8.5cm" style:rel-column-width="32767*"/>
    </style:style>
    <style:style style:name="InvotraTable02.B" style:family="table-column">
      <style:table-column-properties style:column-width="8.5cm" style:rel-column-width="32768*"/>
    </style:style>
    <style:style style:name="InvotraTable02.A1" style:family="table-cell">
      <style:table-cell-properties fo:background-color="#4aaaa5" fo:padding="0.097cm" fo:border-left="0.002cm solid #818181" fo:border-right="none" fo:border-top="0.002cm solid #818181" fo:border-bottom="0.002cm solid #818181">
        <style:background-image/>
      </style:table-cell-properties>
    </style:style>
    <style:style style:name="InvotraTable02.B1" style:family="table-cell">
      <style:table-cell-properties fo:background-color="#4aaaa5" fo:padding="0.097cm" fo:border="0.002cm solid #818181">
        <style:background-image/>
      </style:table-cell-properties>
    </style:style>
    <style:style style:name="InvotraTable02.A2" style:family="table-cell">
      <style:table-cell-properties fo:padding="0.097cm" fo:border-left="0.002cm solid #818181" fo:border-right="none" fo:border-top="none" fo:border-bottom="0.002cm solid #818181"/>
    </style:style>
    <style:style style:name="InvotraTable02.B2" style:family="table-cell">
      <style:table-cell-properties fo:padding="0.097cm" fo:border-left="0.002cm solid #818181" fo:border-right="0.002cm solid #818181" fo:border-top="none" fo:border-bottom="0.002cm solid #818181"/>
    </style:style>
    <style:style style:name="InvotraTable02.A3" style:family="table-cell">
      <style:table-cell-properties fo:background-color="#f0eee8" fo:padding="0.097cm" fo:border-left="0.002cm solid #818181" fo:border-right="none" fo:border-top="none" fo:border-bottom="0.002cm solid #818181">
        <style:background-image/>
      </style:table-cell-properties>
    </style:style>
    <style:style style:name="InvotraTable02.B3" style:family="table-cell">
      <style:table-cell-properties fo:background-color="#f0eee8" fo:padding="0.097cm" fo:border-left="0.002cm solid #818181" fo:border-right="0.002cm solid #818181" fo:border-top="none" fo:border-bottom="0.002cm solid #818181">
        <style:background-image/>
      </style:table-cell-properties>
    </style:style>
    <style:style style:name="P1" style:family="paragraph" style:parent-style-name="Table_20_Contents">
      <style:paragraph-properties fo:text-align="start" style:justify-single-word="false"/>
      <style:text-properties fo:color="#333333" style:font-name="Ubuntu" fo:font-size="10pt"/>
    </style:style>
    <style:style style:name="P2" style:family="paragraph" style:parent-style-name="Invotra_20_Paragraph_20_styles">
      <style:paragraph-properties fo:margin-top="0cm" fo:margin-bottom="0.212cm">
        <style:tab-stops>
          <style:tab-stop style:position="0.513cm"/>
        </style:tab-stops>
      </style:paragraph-properties>
    </style:style>
    <style:style style:name="P3" style:family="paragraph" style:parent-style-name="Invotra_20_Paragraph_20_styles">
      <style:paragraph-properties fo:margin-top="0cm" fo:margin-bottom="0.212cm">
        <style:tab-stops>
          <style:tab-stop style:position="-0.093cm"/>
        </style:tab-stops>
      </style:paragraph-properties>
    </style:style>
    <style:style style:name="P4" style:family="paragraph" style:parent-style-name="Invotra_20_H5">
      <style:paragraph-properties fo:margin-top="0cm" fo:margin-bottom="0.212cm">
        <style:tab-stops>
          <style:tab-stop style:position="0.513cm"/>
        </style:tab-stops>
      </style:paragraph-properties>
    </style:style>
    <style:style style:name="P5" style:family="paragraph" style:parent-style-name="Table_20_Heading">
      <style:paragraph-properties fo:text-align="start" style:justify-single-word="false"/>
      <style:text-properties fo:color="#ffffff" style:font-name="Ubuntu" fo:font-size="10pt"/>
    </style:style>
    <style:style style:name="P6" style:family="paragraph" style:parent-style-name="Table">
      <style:paragraph-properties fo:keep-with-next="always"/>
    </style:style>
    <style:style style:name="P7" style:family="paragraph" style:parent-style-name="Invotra_20_Paragraph_20_styles" style:list-style-name="Invotra_20_Number_20_List" style:master-page-name="">
      <style:paragraph-properties fo:margin-top="0cm" fo:margin-bottom="0.212cm" style:page-number="auto">
        <style:tab-stops>
          <style:tab-stop style:position="0.513cm"/>
        </style:tab-stops>
      </style:paragraph-properties>
    </style:style>
    <style:style style:name="P8" style:family="paragraph" style:parent-style-name="Invotra_20_Paragraph_20_styles" style:list-style-name="Invotra_20_Bullet_20_List" style:master-page-name="">
      <style:paragraph-properties fo:margin-top="0cm" fo:margin-bottom="0.212cm" style:page-number="auto">
        <style:tab-stops>
          <style:tab-stop style:position="-0.093cm"/>
        </style:tab-stops>
      </style:paragraph-properties>
    </style:style>
    <style:style style:name="P9" style:family="paragraph" style:parent-style-name="Invotra_20_Paragraph_20_styles">
      <style:paragraph-properties fo:margin-top="0cm" fo:margin-bottom="0.212cm">
        <style:tab-stops>
          <style:tab-stop style:position="0.513cm"/>
        </style:tab-stops>
      </style:paragraph-properties>
    </style:style>
    <style:style style:name="P10" style:family="paragraph" style:parent-style-name="Invotra_20_Paragraph_20_styles" style:list-style-name="Invotra_20_Number_20_List">
      <style:paragraph-properties fo:margin-top="0cm" fo:margin-bottom="0.212cm">
        <style:tab-stops>
          <style:tab-stop style:position="0.513cm"/>
        </style:tab-stops>
      </style:paragraph-properties>
    </style:style>
    <style:style style:name="P11" style:family="paragraph" style:parent-style-name="Invotra_20_Paragraph_20_styles" style:list-style-name="Invotra_20_Bullet_20_List">
      <style:paragraph-properties fo:margin-top="0cm" fo:margin-bottom="0.212cm">
        <style:tab-stops>
          <style:tab-stop style:position="-0.093cm"/>
        </style:tab-stops>
      </style:paragraph-properties>
    </style:style>
    <style:style style:name="P12" style:family="paragraph" style:parent-style-name="Table_20_Heading">
      <style:paragraph-properties fo:text-align="start" style:justify-single-word="false"/>
      <style:text-properties fo:color="#ffffff" style:font-name="Ubuntu" fo:font-size="10pt"/>
    </style:style>
    <style:style style:name="T1" style:family="text">
      <style:text-properties fo:color="#333333" style:font-name="Ubuntu2" fo:font-size="14pt" fo:font-style="normal" fo:font-weight="bold" style:font-size-asian="14pt" style:font-style-asian="normal" style:font-weight-asian="bold" style:font-size-complex="14pt" style:font-style-complex="normal"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draw:ole-draw-aspect="1"/>
    </style:style>
    <style:style style:name="fr4" style:family="graphic" style:parent-style-name="Graphics">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Invotra_20_H1"><draw:frame draw:style-name="fr2" draw:name="graphics1" text:anchor-type="paragraph" svg:width="17cm" svg:height="1.461cm" draw:z-index="0"><draw:image xlink:href="Pictures/20000002000002000000002C3F4550D9.eps" xlink:type="simple" xlink:show="embed" xlink:actuate="onLoad"/></draw:frame></text:p>
      <text:p text:style-name="Invotra_20_H1">Invotra (H1)</text:p>
      <text:p text:style-name="Invotra_20_H2">Invotra (H2)</text:p>
      <text:p text:style-name="Invotra_20_H3">Invotra (H3)</text:p>
      <text:p text:style-name="Invotra_20_H4">Invotra (H4)</text:p>
      <text:p text:style-name="Invotra_20_H5">Invotra (H5)</text:p>
      <text:p text:style-name="Invotra_20_H6">Invotra (H6)</text:p>
      <text:p text:style-name="Text_20_body"/>
      <text:p text:style-name="Text_20_body"/>
      <text:p text:style-name="Invotra_20_Paragraph_20_styles">Simplicity and complexity need each other. The more complexity there is in the market, the more that something simpler stands out. And because technology will only continue to grow in complexity, there is a clear economic benefit to adopting a strategy of simplicity that will help set your product apart. </text:p>
      <text:p text:style-name="Invotra_20_Paragraph_20_styles"/>
      <text:p text:style-name="Invotra_20_Paragraph_20_styles">The more a system knows about you, the less you have to think. Conversely, the more you know about the system, the greater control you can exact. Thus the dilemma for the future use of any product or service is resolving the following point of balance for the user: </text:p>
      <text:p text:style-name="Invotra_20_Paragraph_20_styles"/>
      <text:list xml:id="list4740761913477715862" text:style-name="Invotra_20_Number_20_List">
        <text:list-item>
          <text:p text:style-name="P7">How much do you need to know about a system? mkmkmsmskdksanfbkjwbfkbwkfbbrgafkjbgkabfkhgbkshfbgksbfkhgbksfbgkhbsfkhgbkhbfghkbadf</text:p>
        </text:list-item>
        <text:list-item>
          <text:p text:style-name="P10">How much does the system know about you?</text:p>
        </text:list-item>
      </text:list>
      <text:p text:style-name="P2"/>
      <text:list xml:id="list9178946412604614877" text:style-name="Invotra_20_Bullet_20_List">
        <text:list-item>
          <text:p text:style-name="P8">How much do you need to know about a system? mkmkmsmskdksanfbkjwbfkbwkfbbrgafkjbgkabfkhgbkshfbgksbfkhgbksfbgkhbsfkhgbkhbfghkbadf</text:p>
        </text:list-item>
        <text:list-item>
          <text:p text:style-name="P11">How much does the system know about you?</text:p>
        </text:list-item>
      </text:list>
      <text:p text:style-name="P3"/>
      <text:p text:style-name="P2"/>
      <text:p text:style-name="P2"/>
      <text:p text:style-name="P2"/>
      <text:p text:style-name="P2"/>
      <text:p text:style-name="P4"><text:soft-page-break/>Chart title</text:p>
      <text:p text:style-name="P2"><draw:frame draw:style-name="fr1" draw:name="Frame1" text:anchor-type="paragraph" svg:width="15.998cm" draw:z-index="1"><draw:text-box fo:min-height="8.999cm"><text:p text:style-name="Invotra_20_H6"><draw:frame draw:style-name="fr3" draw:name="Object1" text:anchor-type="paragraph" svg:x="0.379cm" svg:y="0.325cm" svg:width="15.998cm" style:rel-width="100%" svg:height="8.999cm" style:rel-height="scale" draw:z-index="2"><draw:object xlink:href="./Object 1" xlink:type="simple" xlink:show="embed" xlink:actuate="onLoad"/><draw:image xlink:href="./ObjectReplacements/Object 1" xlink:type="simple" xlink:show="embed" xlink:actuate="onLoad"/><svg:title>Title</svg:title></draw:frame>Illustration <text:sequence text:ref-name="refIllustration0" text:name="Illustration" text:formula="ooow:Illustration+1" style:num-format="1">1</text:sequence>: Invotra Style Chart</text:p></draw:text-box></draw:frame></text:p>
      <text:p text:style-name="P2"/>
      <text:p text:style-name="P2"/>
      <text:p text:style-name="Invotra_20_H5">Chart title</text:p>
      <text:p text:style-name="P2"><draw:frame draw:style-name="fr4" draw:name="Object2" text:anchor-type="paragraph" svg:width="15.998cm" svg:height="8.999cm" draw:z-index="3"><draw:object xlink:href="./Object 2" xlink:type="simple" xlink:show="embed" xlink:actuate="onLoad"/><draw:image xlink:href="./ObjectReplacements/Object 2" xlink:type="simple" xlink:show="embed" xlink:actuate="onLoad"/></draw:frame></text:p>
      <text:p text:style-name="P2"/>
      <text:p text:style-name="P2"/>
      <text:p text:style-name="P2"/>
      <text:p text:style-name="P6"><text:soft-page-break/><text:span text:style-name="T1">Table:</text:span> </text:p>
      <table:table table:name="InvotraTable02" table:style-name="InvotraTable02">
        <table:table-column table:style-name="InvotraTable02.A"/>
        <table:table-column table:style-name="InvotraTable02.B"/>
        <table:table-header-rows>
          <table:table-row>
            <table:table-cell table:style-name="InvotraTable02.A1" office:value-type="string">
              <text:p text:style-name="P5">Table column title </text:p>
            </table:table-cell>
            <table:table-cell table:style-name="InvotraTable02.B1" office:value-type="string">
              <text:p text:style-name="P5">Table column title</text:p>
            </table:table-cell>
          </table:table-row>
        </table:table-header-rows>
        <table:table-row>
          <table:table-cell table:style-name="InvotraTable02.A2" office:value-type="string">
            <text:p text:style-name="P1"/>
          </table:table-cell>
          <table:table-cell table:style-name="InvotraTable02.B2" office:value-type="string">
            <text:p text:style-name="P1">gfgfgfgf</text:p>
          </table:table-cell>
        </table:table-row>
        <table:table-row>
          <table:table-cell table:style-name="InvotraTable02.A3" office:value-type="string">
            <text:p text:style-name="P1">gfgfg</text:p>
          </table:table-cell>
          <table:table-cell table:style-name="InvotraTable02.B3" office:value-type="string">
            <text:p text:style-name="P1"/>
          </table:table-cell>
        </table:table-row>
        <table:table-row>
          <table:table-cell table:style-name="InvotraTable02.A2" office:value-type="string">
            <text:p text:style-name="P1"/>
          </table:table-cell>
          <table:table-cell table:style-name="InvotraTable02.B2" office:value-type="string">
            <text:p text:style-name="P1"/>
          </table:table-cell>
        </table:table-row>
        <table:table-row>
          <table:table-cell table:style-name="InvotraTable02.A3" office:value-type="string">
            <text:p text:style-name="P1"/>
          </table:table-cell>
          <table:table-cell table:style-name="InvotraTable02.B3" office:value-type="string">
            <text:p text:style-name="P1"/>
          </table:table-cell>
        </table:table-row>
      </table:table>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Lucida Sans1" svg:font-family="'Lucida Sans'" style:font-family-generic="swiss"/>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0cm" fo:line-height="100%" fo:text-indent="0cm" style:auto-text-indent="false" style:page-number="auto" fo:background-color="transparent">
        <style:tab-stops/>
        <style:background-image/>
      </style:paragraph-properties>
      <style:text-properties fo:color="#333333" style:font-name="Ubuntu" fo:font-size="45pt" fo:letter-spacing="-0.028cm" fo:font-weight="normal"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color="#333333" style:font-name="Ubuntu" fo:font-size="32pt" fo:letter-spacing="-0.021cm"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cm" fo:margin-bottom="0cm" fo:text-indent="0cm" style:auto-text-indent="false" style:page-number="auto"/>
      <style:text-properties fo:color="#333333" style:font-name="Ubuntu" fo:font-size="24pt" fo:letter-spacing="-0.007cm"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100%" fo:margin-left="0cm" fo:margin-right="0cm" fo:margin-top="0cm" fo:margin-bottom="0cm" fo:text-indent="0cm" style:auto-text-indent="false"/>
      <style:text-properties fo:color="#333333" style:font-name="Ubuntu" fo:font-size="20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color="#333333" style:font-name="Ubuntu1"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100%" fo:margin-left="0cm" fo:margin-right="0cm" fo:margin-top="0cm" fo:margin-bottom="0cm" fo:text-indent="0cm" style:auto-text-indent="false" style:page-number="auto"/>
      <style:text-properties fo:text-transform="uppercase" fo:color="#333333" style:font-name="Ubuntu1" fo:font-size="10pt"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Invotra_20_Paragraph_20_styles" style:display-name="Invotra Paragraph styles" style:family="paragraph" style:parent-style-name="Text_20_body">
      <style:paragraph-properties>
        <style:tab-stops/>
      </style:paragraph-properties>
      <style:text-properties fo:color="#333333" style:font-name="Ubuntu" fo:font-size="10pt"/>
    </style:style>
    <style:style style:name="Invotra_20_H1" style:display-name="Invotra H1" style:family="paragraph" style:parent-style-name="Heading_20_1" style:default-outline-level="" style:list-style-name="" style:master-page-name="">
      <style:paragraph-properties style:page-number="auto"/>
    </style:style>
    <style:style style:name="Invotra_20_H2" style:display-name="Invotra H2" style:family="paragraph" style:parent-style-name="Heading_20_2" style:default-outline-level="" style:list-style-name=""/>
    <style:style style:name="Invotra_20_H3" style:display-name="Invotra H3" style:family="paragraph" style:parent-style-name="Heading_20_3" style:default-outline-level="" style:list-style-name=""/>
    <style:style style:name="Invotra_20_H4" style:display-name="Invotra H4" style:family="paragraph" style:parent-style-name="Heading_20_4" style:default-outline-level="" style:list-style-name=""/>
    <style:style style:name="Invotra_20_H5" style:display-name="Invotra H5" style:family="paragraph" style:parent-style-name="Heading_20_5" style:default-outline-level="" style:list-style-name=""/>
    <style:style style:name="Invotra_20_H6" style:display-name="Invotra H6" style:family="paragraph" style:parent-style-name="Heading_20_6" style:default-outline-level="" style:list-style-nam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votra_20_Table_20__28_text_29__20__20_Style" style:display-name="Invotra Table (text)  Style" style:family="paragraph" style:parent-style-name="Invotra_20_Paragraph_20_styles">
      <style:paragraph-properties fo:margin-top="0cm" fo:margin-bottom="0cm"/>
    </style:style>
    <style:style style:name="Table"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Untitled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nvotra_20_Number_20_List" style:display-name="Invotra Number List">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nothing" fo:text-indent="-1cm" fo:margin-left="1cm"/>
        </style:list-level-properties>
      </text:list-level-style-number>
      <text:list-level-style-number text:level="3" style:num-suffix="." style:num-format="1">
        <style:list-level-properties text:list-level-position-and-space-mode="label-alignment">
          <style:list-level-label-alignment text:label-followed-by="nothing" fo:text-indent="-1cm" fo:margin-left="1cm"/>
        </style:list-level-properties>
      </text:list-level-style-number>
      <text:list-level-style-number text:level="4" style:num-suffix="." style:num-format="1">
        <style:list-level-properties text:list-level-position-and-space-mode="label-alignment">
          <style:list-level-label-alignment text:label-followed-by="nothing" fo:text-indent="-1cm" fo:margin-left="1cm"/>
        </style:list-level-properties>
      </text:list-level-style-number>
      <text:list-level-style-number text:level="5" style:num-suffix="." style:num-format="1">
        <style:list-level-properties text:list-level-position-and-space-mode="label-alignment">
          <style:list-level-label-alignment text:label-followed-by="nothing" fo:text-indent="-1cm" fo:margin-left="1cm"/>
        </style:list-level-properties>
      </text:list-level-style-number>
      <text:list-level-style-number text:level="6" style:num-suffix="." style:num-format="1">
        <style:list-level-properties text:list-level-position-and-space-mode="label-alignment">
          <style:list-level-label-alignment text:label-followed-by="nothing" fo:text-indent="-1cm" fo:margin-left="1cm"/>
        </style:list-level-properties>
      </text:list-level-style-number>
      <text:list-level-style-number text:level="7" style:num-suffix="." style:num-format="1">
        <style:list-level-properties text:list-level-position-and-space-mode="label-alignment">
          <style:list-level-label-alignment text:label-followed-by="nothing" fo:text-indent="-1cm" fo:margin-left="1cm"/>
        </style:list-level-properties>
      </text:list-level-style-number>
      <text:list-level-style-number text:level="8" style:num-suffix="." style:num-format="1">
        <style:list-level-properties text:list-level-position-and-space-mode="label-alignment">
          <style:list-level-label-alignment text:label-followed-by="nothing" fo:text-indent="-1cm" fo:margin-left="1cm"/>
        </style:list-level-properties>
      </text:list-level-style-number>
      <text:list-level-style-number text:level="9" style:num-suffix="." style:num-format="1">
        <style:list-level-properties text:list-level-position-and-space-mode="label-alignment">
          <style:list-level-label-alignment text:label-followed-by="nothing" fo:text-indent="-1cm" fo:margin-left="1cm"/>
        </style:list-level-properties>
      </text:list-level-style-number>
      <text:list-level-style-number text:level="10" style:num-suffix="." style:num-format="1">
        <style:list-level-properties text:list-level-position-and-space-mode="label-alignment">
          <style:list-level-label-alignment text:label-followed-by="nothing" fo:text-indent="-1cm" fo:margin-left="1cm"/>
        </style:list-level-properties>
      </text:list-level-style-number>
    </text:list-style>
    <text:list-style style:name="Invotra_20_Bullet_20_List" style:display-name="Invotra Bullet List">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endan Carikas</meta:initial-creator>
    <meta:creation-date>2014-06-02T17:54:09</meta:creation-date>
    <dc:date>2014-06-04T09:18:40</dc:date>
    <dc:creator>Brendan Carikas</dc:creator>
    <meta:editing-duration>PT19H5M55S</meta:editing-duration>
    <meta:editing-cycles>15</meta:editing-cycles>
    <meta:generator>OpenOffice/4.0.1$Unix OpenOffice.org_project/401m5$Build-9714</meta:generator>
    <meta:document-statistic meta:table-count="1" meta:image-count="1" meta:object-count="2" meta:page-count="3" meta:paragraph-count="20" meta:word-count="171" meta:character-count="11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family="Ubuntu" style:font-style-name="Regular" fo:font-size="10pt" style:font-size-asian="10pt" style:font-size-complex="10pt"/>
    </style:style>
    <style:style style:name="ch3" style:family="chart">
      <style:chart-properties chart:vertical="true" chart:include-hidden-cells="fals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4aaaa5" dr3d:edge-rounding="5%"/>
      <style:text-properties fo:font-size="10pt" style:font-size-asian="10pt" style:font-size-complex="10pt"/>
    </style:style>
    <style:style style:name="ch8" style:family="chart" style:data-style-name="N0">
      <style:chart-properties chart:link-data-style-to-source="false"/>
      <style:graphic-properties draw:stroke="none" draw:stroke-dash="Dashed_20__28_var_29_" draw:fill-color="#7accc8" dr3d:edge-rounding="5%"/>
      <style:text-properties fo:font-size="10pt" style:font-size-asian="10pt" style:font-size-complex="10pt"/>
    </style:style>
    <style:style style:name="ch9" style:family="chart" style:data-style-name="N0">
      <style:chart-properties chart:link-data-style-to-source="false"/>
      <style:graphic-properties draw:stroke="none" draw:fill-color="#a3d39c"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svg:x="13.092cm" svg:y="3.609cm" style:legend-expansion="custom" chartooo:width="2.905cm" chartooo:height="1.618cm" style:legend-expansion-aspect-ratio="1.79542645241038" chart:style-name="ch2"/>
        <chart:plot-area chart:style-name="ch3" chart:data-source-has-labels="both" svg:x="-1.132cm" svg:y="1.054cm" svg:width="14.428cm" svg:height="7.346cm">
          <chartooo:coordinate-region svg:x="1.425cm" svg:y="1.054cm" svg:width="11.667cm" svg:height="6.69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 Food</text:p>
                <text:list>
                  <text:list-item>
                    <text:p>Row 1</text:p>
                  </text:list-item>
                  <text:list-item>
                    <text:p>Food</text:p>
                  </text:list-item>
                </text:list>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 Water</text:p>
                <text:list>
                  <text:list-item>
                    <text:p>Row 2</text:p>
                  </text:list-item>
                  <text:list-item>
                    <text:p>Water</text:p>
                  </text:list-item>
                </text:list>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 Money</text:p>
                <text:list>
                  <text:list-item>
                    <text:p>Row 3</text:p>
                  </text:list-item>
                  <text:list-item>
                    <text:p>Money</text:p>
                  </text:list-item>
                </text:list>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ext:list>
                  <text:list-item>
                    <text:p>Row 4</text:p>
                  </text:list-item>
                  <text:list-item>
                    <text:p/>
                  </text:list-item>
                </text:list>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draw:stroke-dash draw:name="Dashed_20__28_var_29_" draw:display-name="Dashed (var)" draw:style="rect" draw:dots1="1" draw:dots1-length="197%" draw:distance="127%"/>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family="Ubuntu" style:font-style-name="Regular" fo:font-size="10pt" style:font-size-asian="10pt" style:font-size-complex="10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4aaaa5"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draw:stroke="none" draw:fill-color="#7accc8"/>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draw:stroke="none" draw:fill-color="#a3d39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area" chart:style-name="ch1">
        <chart:legend chart:legend-position="end" svg:x="13.73cm" svg:y="3.73cm" style:legend-expansion="high" chart:style-name="ch2"/>
        <chart:plot-area chart:style-name="ch3" chart:data-source-has-labels="both" svg:x="0.769cm" svg:y="0.851cm" svg:width="12.323cm" svg:height="7.549cm">
          <chartooo:coordinate-region svg:x="1.425cm" svg:y="1.054cm" svg:width="11.165cm" svg:height="6.691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area">
            <chart:data-point chart:repeated="4"/>
          </chart:series>
          <chart:series chart:style-name="ch8" chart:values-cell-range-address="local-table.$C$2:.$C$5" chart:label-cell-address="local-table.$C$1" chart:class="chart:area">
            <chart:data-point chart:repeated="4"/>
          </chart:series>
          <chart:series chart:style-name="ch9" chart:values-cell-range-address="local-table.$D$2:.$D$5" chart:label-cell-address="local-table.$D$1" chart:class="chart:area">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